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Sans" svg:font-family="'Fira Sans', 'Source Sans Pro',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b061" officeooo:paragraph-rsid="001fb061"/>
    </style:style>
    <style:style style:name="P2" style:family="paragraph" style:parent-style-name="Standard">
      <style:text-properties officeooo:rsid="001fb061" officeooo:paragraph-rsid="003dabf7"/>
    </style:style>
    <style:style style:name="P3" style:family="paragraph" style:parent-style-name="Standard">
      <style:text-properties officeooo:rsid="001fb061" officeooo:paragraph-rsid="00688b6f"/>
    </style:style>
    <style:style style:name="P4" style:family="paragraph" style:parent-style-name="Standard">
      <style:paragraph-properties fo:text-align="center" style:justify-single-word="false"/>
      <style:text-properties fo:font-size="18pt" fo:font-weight="bold" officeooo:rsid="001fb061" officeooo:paragraph-rsid="001fb061"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834fe3" officeooo:paragraph-rsid="00834fe3" style:font-size-asian="18pt" style:font-weight-asian="bold" style:font-size-complex="18pt" style:font-weight-complex="bold"/>
    </style:style>
    <style:style style:name="P6" style:family="paragraph" style:parent-style-name="Standard">
      <style:text-properties style:text-underline-style="none" fo:font-weight="normal" officeooo:rsid="0024ce77" officeooo:paragraph-rsid="0024ce77" style:font-weight-asian="normal" style:font-weight-complex="normal"/>
    </style:style>
    <style:style style:name="P7" style:family="paragraph" style:parent-style-name="Standard">
      <style:text-properties style:text-underline-style="none" fo:font-weight="normal" officeooo:rsid="0025fe96" officeooo:paragraph-rsid="0025fe96" style:font-weight-asian="normal" style:font-weight-complex="normal"/>
    </style:style>
    <style:style style:name="P8" style:family="paragraph" style:parent-style-name="Standard">
      <style:text-properties style:text-underline-style="none" fo:font-weight="normal" officeooo:rsid="0025fe96" officeooo:paragraph-rsid="0027c49f" style:font-weight-asian="normal" style:font-weight-complex="normal"/>
    </style:style>
    <style:style style:name="P9" style:family="paragraph" style:parent-style-name="Standard">
      <style:text-properties style:text-underline-style="none" fo:font-weight="normal" officeooo:rsid="0025fe96" officeooo:paragraph-rsid="0031a5f8" style:font-weight-asian="normal" style:font-weight-complex="normal"/>
    </style:style>
    <style:style style:name="P10" style:family="paragraph" style:parent-style-name="Standard">
      <style:text-properties style:text-underline-style="none" fo:font-weight="normal" officeooo:rsid="002ed731" officeooo:paragraph-rsid="002ed731" style:font-weight-asian="normal" style:font-weight-complex="normal"/>
    </style:style>
    <style:style style:name="P11" style:family="paragraph" style:parent-style-name="Standard">
      <style:text-properties style:text-underline-style="none" fo:font-weight="normal" officeooo:rsid="0031a5f8" officeooo:paragraph-rsid="0031a5f8" style:font-weight-asian="normal" style:font-weight-complex="normal"/>
    </style:style>
    <style:style style:name="P12" style:family="paragraph" style:parent-style-name="Standard">
      <style:text-properties style:text-underline-style="none" fo:font-weight="normal" officeooo:rsid="0027c49f" officeooo:paragraph-rsid="002ed731" style:font-weight-asian="normal" style:font-weight-complex="normal"/>
    </style:style>
    <style:style style:name="P13" style:family="paragraph" style:parent-style-name="Standard">
      <style:text-properties style:text-underline-style="none" fo:font-weight="normal" officeooo:rsid="0027c49f" officeooo:paragraph-rsid="0027c49f" style:font-weight-asian="normal" style:font-weight-complex="normal"/>
    </style:style>
    <style:style style:name="P14" style:family="paragraph" style:parent-style-name="Standard">
      <style:text-properties style:text-underline-style="none" fo:font-weight="normal" officeooo:rsid="006273a8" officeooo:paragraph-rsid="00660110" style:font-weight-asian="normal" style:font-weight-complex="normal"/>
    </style:style>
    <style:style style:name="P15" style:family="paragraph" style:parent-style-name="Standard">
      <style:text-properties style:text-underline-style="none" fo:font-weight="normal" officeooo:rsid="0065019a" officeooo:paragraph-rsid="0065f7da" style:font-weight-asian="normal" style:font-weight-complex="normal"/>
    </style:style>
    <style:style style:name="P16" style:family="paragraph" style:parent-style-name="Standard">
      <style:text-properties style:text-underline-style="none" fo:font-weight="normal" officeooo:rsid="0065019a" officeooo:paragraph-rsid="00741a42" style:font-weight-asian="normal" style:font-weight-complex="normal"/>
    </style:style>
    <style:style style:name="P17" style:family="paragraph" style:parent-style-name="Standard">
      <style:text-properties style:text-underline-style="none" fo:font-weight="normal" officeooo:rsid="0065827d" officeooo:paragraph-rsid="0069f132" style:font-weight-asian="normal" style:font-weight-complex="normal"/>
    </style:style>
    <style:style style:name="P18" style:family="paragraph" style:parent-style-name="Standard">
      <style:text-properties style:text-underline-style="none" fo:font-weight="normal" officeooo:rsid="00660110" officeooo:paragraph-rsid="00660110" style:font-weight-asian="normal" style:font-weight-complex="normal"/>
    </style:style>
    <style:style style:name="P19" style:family="paragraph" style:parent-style-name="Standard">
      <style:text-properties style:text-underline-style="none" fo:font-weight="normal" officeooo:rsid="006e1347" officeooo:paragraph-rsid="006e1347" style:font-weight-asian="normal" style:font-weight-complex="normal"/>
    </style:style>
    <style:style style:name="P20" style:family="paragraph" style:parent-style-name="Standard">
      <style:text-properties style:text-underline-style="none" fo:font-weight="normal" officeooo:rsid="00700e6d" officeooo:paragraph-rsid="00700e6d" style:font-weight-asian="normal" style:font-weight-complex="normal"/>
    </style:style>
    <style:style style:name="P21" style:family="paragraph" style:parent-style-name="Standard">
      <style:text-properties style:text-underline-style="none" fo:font-weight="normal" officeooo:rsid="00700e6d" officeooo:paragraph-rsid="00741a42" style:font-weight-asian="normal" style:font-weight-complex="normal"/>
    </style:style>
    <style:style style:name="P22" style:family="paragraph" style:parent-style-name="Standard">
      <style:text-properties style:text-underline-style="none" fo:font-weight="normal" officeooo:rsid="0033eec5" officeooo:paragraph-rsid="0084f306" style:font-weight-asian="normal" style:font-weight-complex="normal"/>
    </style:style>
    <style:style style:name="P23" style:family="paragraph" style:parent-style-name="Standard">
      <style:text-properties style:text-underline-style="none" fo:font-weight="normal" officeooo:rsid="0084f306" officeooo:paragraph-rsid="0099a745" style:font-weight-asian="normal" style:font-weight-complex="normal"/>
    </style:style>
    <style:style style:name="P24" style:family="paragraph" style:parent-style-name="Standard">
      <style:text-properties style:text-underline-style="none" fo:font-weight="normal" officeooo:rsid="00936c52" officeooo:paragraph-rsid="00936c52" style:font-weight-asian="normal" style:font-weight-complex="normal"/>
    </style:style>
    <style:style style:name="P25" style:family="paragraph" style:parent-style-name="Standard">
      <style:text-properties style:text-underline-style="none" fo:font-weight="normal" officeooo:rsid="0095e9a4" officeooo:paragraph-rsid="0095e9a4" style:font-weight-asian="normal" style:font-weight-complex="normal"/>
    </style:style>
    <style:style style:name="P26" style:family="paragraph" style:parent-style-name="Standard">
      <style:text-properties style:text-underline-style="none" fo:font-weight="normal" officeooo:rsid="0099a745" officeooo:paragraph-rsid="0099a745" style:font-weight-asian="normal" style:font-weight-complex="normal"/>
    </style:style>
    <style:style style:name="P27" style:family="paragraph" style:parent-style-name="Standard">
      <style:text-properties style:text-underline-style="none" fo:font-weight="normal" officeooo:rsid="0099e25b" officeooo:paragraph-rsid="0099e25b" style:font-weight-asian="normal" style:font-weight-complex="normal"/>
    </style:style>
    <style:style style:name="P28" style:family="paragraph" style:parent-style-name="Standard">
      <style:text-properties style:text-underline-style="none" fo:font-weight="normal" officeooo:rsid="009d6dbe" officeooo:paragraph-rsid="009d6dbe" style:font-weight-asian="normal" style:font-weight-complex="normal"/>
    </style:style>
    <style:style style:name="P29" style:family="paragraph" style:parent-style-name="Standard">
      <style:text-properties fo:color="#ff0000" style:text-underline-style="solid" style:text-underline-width="auto" style:text-underline-color="font-color" fo:font-weight="bold" officeooo:rsid="001fb061" officeooo:paragraph-rsid="001fb061" style:font-weight-asian="bold" style:font-weight-complex="bold"/>
    </style:style>
    <style:style style:name="P30" style:family="paragraph" style:parent-style-name="Standard">
      <style:text-properties fo:color="#ff0000" style:text-underline-style="solid" style:text-underline-width="auto" style:text-underline-color="font-color" fo:font-weight="bold" officeooo:rsid="003570c2" officeooo:paragraph-rsid="003570c2" style:font-weight-asian="bold" style:font-weight-complex="bold"/>
    </style:style>
    <style:style style:name="P31" style:family="paragraph" style:parent-style-name="Standard">
      <style:text-properties officeooo:rsid="003570c2" officeooo:paragraph-rsid="003570c2"/>
    </style:style>
    <style:style style:name="P32" style:family="paragraph" style:parent-style-name="Standard">
      <style:text-properties officeooo:rsid="003570c2" officeooo:paragraph-rsid="0036ade8"/>
    </style:style>
    <style:style style:name="P33" style:family="paragraph" style:parent-style-name="Standard">
      <style:text-properties officeooo:rsid="003570c2" officeooo:paragraph-rsid="00383180"/>
    </style:style>
    <style:style style:name="P34" style:family="paragraph" style:parent-style-name="Standard">
      <style:text-properties officeooo:rsid="003570c2" officeooo:paragraph-rsid="007832af"/>
    </style:style>
    <style:style style:name="P35" style:family="paragraph" style:parent-style-name="Standard">
      <style:text-properties officeooo:rsid="00383180" officeooo:paragraph-rsid="00383180"/>
    </style:style>
    <style:style style:name="P36" style:family="paragraph" style:parent-style-name="Standard">
      <style:text-properties officeooo:rsid="00389cbd" officeooo:paragraph-rsid="00389cbd"/>
    </style:style>
    <style:style style:name="P37" style:family="paragraph" style:parent-style-name="Standard">
      <style:text-properties officeooo:rsid="003cb4ee" officeooo:paragraph-rsid="003cb4ee"/>
    </style:style>
    <style:style style:name="P38" style:family="paragraph" style:parent-style-name="Standard">
      <style:text-properties officeooo:rsid="00406e8f" officeooo:paragraph-rsid="0042157b"/>
    </style:style>
    <style:style style:name="P39" style:family="paragraph" style:parent-style-name="Standard">
      <style:text-properties officeooo:rsid="0043ecc4" officeooo:paragraph-rsid="0043ecc4"/>
    </style:style>
    <style:style style:name="P40" style:family="paragraph" style:parent-style-name="Standard">
      <style:text-properties fo:font-weight="bold" officeooo:rsid="003570c2" officeooo:paragraph-rsid="003570c2" style:font-weight-asian="bold" style:font-weight-complex="bold"/>
    </style:style>
    <style:style style:name="P41" style:family="paragraph" style:parent-style-name="Standard">
      <style:text-properties fo:font-weight="normal" officeooo:rsid="001fb061" officeooo:paragraph-rsid="001fb061" style:font-weight-asian="normal" style:font-weight-complex="normal"/>
    </style:style>
    <style:style style:name="P42" style:family="paragraph" style:parent-style-name="Standard">
      <style:text-properties officeooo:rsid="005b2214" officeooo:paragraph-rsid="005bd70a"/>
    </style:style>
    <style:style style:name="P43" style:family="paragraph" style:parent-style-name="Standard">
      <style:text-properties officeooo:rsid="005bd70a" officeooo:paragraph-rsid="005bd70a"/>
    </style:style>
    <style:style style:name="P44" style:family="paragraph" style:parent-style-name="Standard">
      <style:text-properties officeooo:rsid="005cfe6c" officeooo:paragraph-rsid="001fb061"/>
    </style:style>
    <style:style style:name="P45" style:family="paragraph" style:parent-style-name="Standard">
      <style:text-properties officeooo:rsid="005e3e6c" officeooo:paragraph-rsid="005e3e6c"/>
    </style:style>
    <style:style style:name="P46" style:family="paragraph" style:parent-style-name="Standard">
      <style:text-properties officeooo:rsid="00234dd7" officeooo:paragraph-rsid="005f92b9"/>
    </style:style>
    <style:style style:name="P47" style:family="paragraph" style:parent-style-name="Standard">
      <style:text-properties officeooo:rsid="00234dd7" officeooo:paragraph-rsid="00a459cb"/>
    </style:style>
    <style:style style:name="P48" style:family="paragraph" style:parent-style-name="Standard">
      <style:text-properties officeooo:rsid="0060b019" officeooo:paragraph-rsid="001fb061"/>
    </style:style>
    <style:style style:name="P49" style:family="paragraph" style:parent-style-name="Standard">
      <style:text-properties officeooo:paragraph-rsid="0067b4fa"/>
    </style:style>
    <style:style style:name="P50" style:family="paragraph" style:parent-style-name="Standard">
      <style:text-properties officeooo:rsid="0067b4fa" officeooo:paragraph-rsid="0067b4fa"/>
    </style:style>
    <style:style style:name="P51" style:family="paragraph" style:parent-style-name="Standard">
      <style:text-properties style:text-underline-style="solid" style:text-underline-width="auto" style:text-underline-color="font-color" fo:font-weight="bold" officeooo:rsid="0025fe96" officeooo:paragraph-rsid="006d3732" style:font-weight-asian="bold" style:font-weight-complex="bold"/>
    </style:style>
    <style:style style:name="P52" style:family="paragraph" style:parent-style-name="Standard">
      <style:text-properties style:text-underline-style="solid" style:text-underline-width="auto" style:text-underline-color="font-color" fo:font-weight="normal" officeooo:rsid="006cac00" officeooo:paragraph-rsid="0079b360" style:font-weight-asian="normal" style:font-weight-complex="normal"/>
    </style:style>
    <style:style style:name="P53" style:family="paragraph" style:parent-style-name="Standard">
      <style:text-properties officeooo:rsid="00677d9a" officeooo:paragraph-rsid="0067b4fa"/>
    </style:style>
    <style:style style:name="P54" style:family="paragraph" style:parent-style-name="Standard">
      <style:text-properties officeooo:rsid="002f77a4" officeooo:paragraph-rsid="007b6b2f"/>
    </style:style>
    <style:style style:name="P55" style:family="paragraph" style:parent-style-name="Standard">
      <style:text-properties officeooo:rsid="007b6b2f" officeooo:paragraph-rsid="007c31ae"/>
    </style:style>
    <style:style style:name="P56" style:family="paragraph" style:parent-style-name="Standard">
      <style:text-properties officeooo:rsid="007ef2d5" officeooo:paragraph-rsid="007ef2d5"/>
    </style:style>
    <style:style style:name="P57" style:family="paragraph" style:parent-style-name="Standard">
      <style:text-properties officeooo:paragraph-rsid="00936c52"/>
    </style:style>
    <style:style style:name="P58" style:family="paragraph" style:parent-style-name="Standard">
      <style:text-properties fo:font-variant="normal" fo:text-transform="none" fo:color="#333333" style:font-name="Fira Sans" fo:font-size="9.60000038146973pt" fo:letter-spacing="normal" fo:font-style="normal" style:text-underline-style="solid" style:text-underline-width="auto" style:text-underline-color="font-color" fo:font-weight="bold" officeooo:rsid="006cac00" officeooo:paragraph-rsid="0024ce77" style:font-weight-asian="bold" style:font-weight-complex="bold"/>
    </style:style>
    <style:style style:name="P59" style:family="paragraph" style:parent-style-name="Standard">
      <style:text-properties fo:font-variant="normal" fo:text-transform="none" fo:color="#333333" style:font-name="Liberation Serif" fo:font-size="9.60000038146973pt" fo:letter-spacing="normal" fo:font-style="normal" style:text-underline-style="solid" style:text-underline-width="auto" style:text-underline-color="font-color" fo:font-weight="bold" officeooo:rsid="006cac00" officeooo:paragraph-rsid="0024ce77" style:font-weight-asian="bold" style:font-weight-complex="bold"/>
    </style:style>
    <style:style style:name="P60" style:family="paragraph" style:parent-style-name="Standard">
      <style:text-properties fo:font-variant="normal" fo:text-transform="none" fo:color="#333333" style:font-name="Liberation Serif" fo:font-size="12pt" fo:letter-spacing="normal" fo:font-style="normal" style:text-underline-style="solid" style:text-underline-width="auto" style:text-underline-color="font-color" fo:font-weight="bold" officeooo:rsid="006cac00" officeooo:paragraph-rsid="0094e9b5" style:font-size-asian="12pt" style:font-weight-asian="bold" style:font-size-complex="12pt" style:font-weight-complex="bold"/>
    </style:style>
    <style:style style:name="P61" style:family="paragraph" style:parent-style-name="Standard">
      <style:text-properties officeooo:rsid="00a459cb" officeooo:paragraph-rsid="00a459cb"/>
    </style:style>
    <style:style style:name="P62" style:family="paragraph" style:parent-style-name="Standard">
      <style:text-properties officeooo:rsid="00a26ecb" officeooo:paragraph-rsid="00a7f240"/>
    </style:style>
    <style:style style:name="P63" style:family="paragraph" style:parent-style-name="Standard">
      <style:text-properties officeooo:rsid="00a7f240" officeooo:paragraph-rsid="00a7f240"/>
    </style:style>
    <style:style style:name="T1" style:family="text">
      <style:text-properties officeooo:rsid="0020d814"/>
    </style:style>
    <style:style style:name="T2" style:family="text">
      <style:text-properties fo:font-weight="bold" style:font-weight-asian="bold" style:font-weight-complex="bold"/>
    </style:style>
    <style:style style:name="T3" style:family="text">
      <style:text-properties fo:font-weight="bold" officeooo:rsid="002400e1" style:font-weight-asian="bold" style:font-weight-complex="bold"/>
    </style:style>
    <style:style style:name="T4" style:family="text">
      <style:text-properties fo:font-weight="bold" officeooo:rsid="005e3f25" style:font-weight-asian="bold" style:font-weight-complex="bold"/>
    </style:style>
    <style:style style:name="T5" style:family="text">
      <style:text-properties fo:font-weight="bold" officeooo:rsid="00544f6e" style:font-weight-asian="bold" style:font-weight-complex="bold"/>
    </style:style>
    <style:style style:name="T6" style:family="text">
      <style:text-properties fo:font-weight="bold" officeooo:rsid="005e3e6c" style:font-weight-asian="bold" style:font-weight-complex="bold"/>
    </style:style>
    <style:style style:name="T7" style:family="text">
      <style:text-properties fo:font-weight="bold" officeooo:rsid="001fb061" style:font-weight-asian="bold" style:font-weight-complex="bold"/>
    </style:style>
    <style:style style:name="T8" style:family="text">
      <style:text-properties fo:font-weight="bold" officeooo:rsid="00688b6f" style:font-weight-asian="bold" style:font-weight-complex="bold"/>
    </style:style>
    <style:style style:name="T9" style:family="text">
      <style:text-properties fo:font-weight="bold" officeooo:rsid="00677d9a" style:font-weight-asian="bold" style:font-weight-complex="bold"/>
    </style:style>
    <style:style style:name="T10" style:family="text">
      <style:text-properties fo:font-weight="bold" officeooo:rsid="006ac0f1" style:font-weight-asian="bold" style:font-weight-complex="bold"/>
    </style:style>
    <style:style style:name="T11" style:family="text">
      <style:text-properties fo:font-weight="bold" officeooo:rsid="0025fe96" style:font-weight-asian="bold" style:font-weight-complex="bold"/>
    </style:style>
    <style:style style:name="T12" style:family="text">
      <style:text-properties fo:font-weight="bold" officeooo:rsid="007832af" style:font-weight-asian="bold" style:font-weight-complex="bold"/>
    </style:style>
    <style:style style:name="T13" style:family="text">
      <style:text-properties fo:font-weight="bold" officeooo:rsid="0099a745" style:font-weight-asian="bold" style:font-weight-complex="bold"/>
    </style:style>
    <style:style style:name="T14" style:family="text">
      <style:text-properties fo:font-weight="bold" officeooo:rsid="009f1e15" style:font-weight-asian="bold" style:font-weight-complex="bold"/>
    </style:style>
    <style:style style:name="T15" style:family="text">
      <style:text-properties officeooo:rsid="002400e1"/>
    </style:style>
    <style:style style:name="T16" style:family="text">
      <style:text-properties officeooo:rsid="00305b0d"/>
    </style:style>
    <style:style style:name="T17" style:family="text">
      <style:text-properties officeooo:rsid="0031e43c"/>
    </style:style>
    <style:style style:name="T18" style:family="text">
      <style:text-properties officeooo:rsid="0033b1c8"/>
    </style:style>
    <style:style style:name="T19" style:family="text">
      <style:text-properties officeooo:rsid="0036ade8"/>
    </style:style>
    <style:style style:name="T20" style:family="text">
      <style:text-properties officeooo:rsid="0037fc01"/>
    </style:style>
    <style:style style:name="T21" style:family="text">
      <style:text-properties officeooo:rsid="00383180"/>
    </style:style>
    <style:style style:name="T22" style:family="text">
      <style:text-properties officeooo:rsid="003b3d52"/>
    </style:style>
    <style:style style:name="T23" style:family="text">
      <style:text-properties officeooo:rsid="003b99f1"/>
    </style:style>
    <style:style style:name="T24" style:family="text">
      <style:text-properties officeooo:rsid="003c1d86"/>
    </style:style>
    <style:style style:name="T25" style:family="text">
      <style:text-properties officeooo:rsid="003cb4ee"/>
    </style:style>
    <style:style style:name="T26" style:family="text">
      <style:text-properties officeooo:rsid="003dabf7"/>
    </style:style>
    <style:style style:name="T27" style:family="text">
      <style:text-properties fo:font-weight="normal" style:font-weight-asian="normal" style:font-weight-complex="normal"/>
    </style:style>
    <style:style style:name="T28" style:family="text">
      <style:text-properties fo:font-weight="normal" officeooo:rsid="004cf9cf" style:font-weight-asian="normal" style:font-weight-complex="normal"/>
    </style:style>
    <style:style style:name="T29" style:family="text">
      <style:text-properties fo:font-weight="normal" officeooo:rsid="00599e9e" style:font-weight-asian="normal" style:font-weight-complex="normal"/>
    </style:style>
    <style:style style:name="T30" style:family="text">
      <style:text-properties fo:font-weight="normal" officeooo:rsid="005ae2ca" style:font-weight-asian="normal" style:font-weight-complex="normal"/>
    </style:style>
    <style:style style:name="T31" style:family="text">
      <style:text-properties fo:font-weight="normal" officeooo:rsid="001fb061" style:font-weight-asian="normal" style:font-weight-complex="normal"/>
    </style:style>
    <style:style style:name="T32" style:family="text">
      <style:text-properties fo:font-weight="normal" officeooo:rsid="005bd70a" style:font-weight-asian="normal" style:font-weight-complex="normal"/>
    </style:style>
    <style:style style:name="T33" style:family="text">
      <style:text-properties fo:font-weight="normal" officeooo:rsid="005da1c3" style:font-weight-asian="normal" style:font-weight-complex="normal"/>
    </style:style>
    <style:style style:name="T34" style:family="text">
      <style:text-properties fo:font-weight="normal" officeooo:rsid="005e3f25" style:font-weight-asian="normal" style:font-weight-complex="normal"/>
    </style:style>
    <style:style style:name="T35" style:family="text">
      <style:text-properties fo:font-weight="normal" officeooo:rsid="003c1d86" style:font-weight-asian="normal" style:font-weight-complex="normal"/>
    </style:style>
    <style:style style:name="T36" style:family="text">
      <style:text-properties fo:font-weight="normal" officeooo:rsid="007832af" style:font-weight-asian="normal" style:font-weight-complex="normal"/>
    </style:style>
    <style:style style:name="T37" style:family="text">
      <style:text-properties fo:font-weight="normal" officeooo:rsid="003bed81" style:font-weight-asian="normal" style:font-weight-complex="normal"/>
    </style:style>
    <style:style style:name="T38" style:family="text">
      <style:text-properties fo:font-weight="normal" officeooo:rsid="0079b360" style:font-weight-asian="normal" style:font-weight-complex="normal"/>
    </style:style>
    <style:style style:name="T39" style:family="text">
      <style:text-properties officeooo:rsid="00544f6e"/>
    </style:style>
    <style:style style:name="T40" style:family="text">
      <style:text-properties officeooo:rsid="0056c6f8"/>
    </style:style>
    <style:style style:name="T41" style:family="text">
      <style:text-properties officeooo:rsid="0056dfa2"/>
    </style:style>
    <style:style style:name="T42" style:family="text">
      <style:text-properties officeooo:rsid="00573a2d"/>
    </style:style>
    <style:style style:name="T43" style:family="text">
      <style:text-properties officeooo:rsid="005bd70a"/>
    </style:style>
    <style:style style:name="T44" style:family="text">
      <style:text-properties officeooo:rsid="005e3e6c"/>
    </style:style>
    <style:style style:name="T45" style:family="text">
      <style:text-properties officeooo:rsid="0061c7ce"/>
    </style:style>
    <style:style style:name="T46" style:family="text">
      <style:text-properties officeooo:rsid="006273a8"/>
    </style:style>
    <style:style style:name="T47" style:family="text">
      <style:text-properties officeooo:rsid="00630a65"/>
    </style:style>
    <style:style style:name="T48" style:family="text">
      <style:text-properties officeooo:rsid="0065019a"/>
    </style:style>
    <style:style style:name="T49" style:family="text">
      <style:text-properties officeooo:rsid="00677d9a"/>
    </style:style>
    <style:style style:name="T50" style:family="text">
      <style:text-properties officeooo:rsid="001fb061"/>
    </style:style>
    <style:style style:name="T51" style:family="text">
      <style:text-properties officeooo:rsid="00688b6f"/>
    </style:style>
    <style:style style:name="T52" style:family="text">
      <style:text-properties officeooo:rsid="0069f132"/>
    </style:style>
    <style:style style:name="T53" style:family="text">
      <style:text-properties officeooo:rsid="006ac0f1"/>
    </style:style>
    <style:style style:name="T54" style:family="text">
      <style:text-properties officeooo:rsid="006e516e"/>
    </style:style>
    <style:style style:name="T55" style:family="text">
      <style:text-properties officeooo:rsid="00700e6d"/>
    </style:style>
    <style:style style:name="T56" style:family="text">
      <style:text-properties officeooo:rsid="007783a3"/>
    </style:style>
    <style:style style:name="T57" style:family="text">
      <style:text-properties officeooo:rsid="0077a09e"/>
    </style:style>
    <style:style style:name="T58" style:family="text">
      <style:text-properties officeooo:rsid="007832af"/>
    </style:style>
    <style:style style:name="T59" style:family="text">
      <style:text-properties officeooo:rsid="0079aa35"/>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8925eb" style:font-weight-asian="normal" style:font-weight-complex="normal"/>
    </style:style>
    <style:style style:name="T62" style:family="text">
      <style:text-properties style:text-underline-style="none" fo:font-weight="normal" officeooo:rsid="008938fe" style:font-weight-asian="normal" style:font-weight-complex="normal"/>
    </style:style>
    <style:style style:name="T63" style:family="text">
      <style:text-properties style:text-underline-style="none" fo:font-weight="normal" officeooo:rsid="008a3184" style:font-weight-asian="normal" style:font-weight-complex="normal"/>
    </style:style>
    <style:style style:name="T64" style:family="text">
      <style:text-properties style:text-underline-style="none" fo:font-weight="normal" officeooo:rsid="008c1113" style:font-weight-asian="normal" style:font-weight-complex="normal"/>
    </style:style>
    <style:style style:name="T65" style:family="text">
      <style:text-properties style:text-underline-style="none" fo:font-weight="normal" officeooo:rsid="00925e8a" style:font-weight-asian="normal" style:font-weight-complex="normal"/>
    </style:style>
    <style:style style:name="T66" style:family="text">
      <style:text-properties style:text-underline-style="none" fo:font-weight="normal" officeooo:rsid="008d7c34" style:font-weight-asian="normal" style:font-weight-complex="normal"/>
    </style:style>
    <style:style style:name="T67" style:family="text">
      <style:text-properties officeooo:rsid="0079b360"/>
    </style:style>
    <style:style style:name="T68" style:family="text">
      <style:text-properties officeooo:rsid="007c31ae"/>
    </style:style>
    <style:style style:name="T69" style:family="text">
      <style:text-properties officeooo:rsid="00866d5f"/>
    </style:style>
    <style:style style:name="T70" style:family="text">
      <style:text-properties officeooo:rsid="008d7c34"/>
    </style:style>
    <style:style style:name="T71" style:family="text">
      <style:text-properties officeooo:rsid="0095e9a4"/>
    </style:style>
    <style:style style:name="T72" style:family="text">
      <style:text-properties officeooo:rsid="00991301"/>
    </style:style>
    <style:style style:name="T73" style:family="text">
      <style:text-properties officeooo:rsid="0099a745"/>
    </style:style>
    <style:style style:name="T74" style:family="text">
      <style:text-properties officeooo:rsid="0099e25b"/>
    </style:style>
    <style:style style:name="T75" style:family="text">
      <style:text-properties officeooo:rsid="009da982"/>
    </style:style>
    <style:style style:name="T76" style:family="text">
      <style:text-properties officeooo:rsid="009f1e15"/>
    </style:style>
    <style:style style:name="T77" style:family="text">
      <style:text-properties officeooo:rsid="00a459cb"/>
    </style:style>
    <style:style style:name="T78" style:family="text">
      <style:text-properties officeooo:rsid="00a76b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pécifications techniques</text:p>
      <text:p text:style-name="P4">Les technologies</text:p>
      <text:p text:style-name="P29"><text:span text:style-name="T25">Les </text:span>Editeurs de texte <text:span text:style-name="T26">(IDE)</text:span></text:p>
      <text:p text:style-name="P37"/>
      <text:p text:style-name="P49"><text:span text:style-name="T49">-</text:span><text:span text:style-name="T9">SublimText</text:span><text:span text:style-name="T49"> 2.0.2 (</text:span><text:a xlink:type="simple" xlink:href="http://www.sublimetext.com/2" text:style-name="Internet_20_link" text:visited-style-name="Visited_20_Internet_20_Link"><text:span text:style-name="T49">www.sublimetext.com/2</text:span></text:a><text:span text:style-name="T49">)</text:span></text:p>
      <text:p text:style-name="P53">Au commencement du projet, j’ai utilisé SublimText. Lors d’une première approche du code, nous utilisions des IDE basiques. Mais cet IDE a trouvé ses limites lorsque le nombre de fichiers à gérer devenait plus important.</text:p>
      <text:p text:style-name="P50">- <text:span text:style-name="T7">Atom</text:span><text:span text:style-name="T50"> 1.19.3 </text:span>(atom.io)</text:p>
      <text:p text:style-name="P2"><text:span text:style-name="T24">Ensuite, lors de la conception du front, nous avons opté pou</text:span><text:span text:style-name="T35">r</text:span><text:span text:style-name="T27"> Atom.</text:span></text:p>
      <text:p text:style-name="P38">Il est plus complet, offre la possibilité d’accéder à l’arborescence du dossier de notre projet.</text:p>
      <text:p text:style-name="P39">Il propose également une saisie d’avancer du texte, ce qui accélère la rédaction du code.</text:p>
      <text:p text:style-name="P3"><text:span text:style-name="T51">-</text:span><text:span text:style-name="T8">PhpStorm </text:span><text:span text:style-name="T51">2017.2.1 (www.jetbrains.com)</text:span></text:p>
      <text:p text:style-name="P3"><text:span text:style-name="T51">Puis nous avons découvert</text:span> <text:span text:style-name="T27">PhpStorm. </text:span><text:span text:style-name="T28">Le délai de la version d’essai est suffisant en vu du temps qu’il nous reste avant la deadline du projet. Lorsque nous codons avec Laravel, PhpStorm</text:span><text:span text:style-name="T1"> est par capable par exemple de reconnaître les différentes variables, et de suggérer en saisie anticipée celle qui est adaptées selon la logique du code. De plus, des raccourcis de frappe nous permettent, par exemple, d’accélérer la création de tableaux grâce au code table&gt;tr&gt;td*4.</text:span></text:p>
      <text:p text:style-name="P1"/>
      <text:p text:style-name="P30">La Gestion de projet</text:p>
      <text:p text:style-name="P31"/>
      <text:p text:style-name="P33">-<text:span text:style-name="T2">Trello</text:span> <text:span text:style-name="T59">(trello,com)</text:span> :</text:p>
      <text:p text:style-name="P35">Pour commencer, on a opté pour Trello. Il permet par un système de tableau en ligne d’organiser les étapes du projet, par un principe de listes To do, Doing, Done.</text:p>
      <text:p text:style-name="P33"/>
      <text:p text:style-name="P34">-<text:span text:style-name="T2">Git, </text:span><text:span text:style-name="T21">avec</text:span> <text:span text:style-name="T12">Github</text:span><text:span text:style-name="T58"> (</text:span><text:span text:style-name="T36">g</text:span><text:span text:style-name="T27">ithub.</text:span><text:span text:style-name="T37">com</text:span><text:span text:style-name="T36">)</text:span><text:span text:style-name="T27"> </text:span><text:span text:style-name="T20">et</text:span> <text:span text:style-name="T2">Smartgit</text:span> <text:span text:style-name="T23">17.0.5 (www.syntevo.com/smartgit)</text:span>;</text:p>
      <text:p text:style-name="P35">Pour système de contrôle de version, nous utilisons Git. Nous <text:span text:style-name="T42">créons</text:span> un dépôt de projet sur Github ainsi qu’un clône dans notre dossier de projet sur notre ordinateur.</text:p>
      <text:p text:style-name="P36"><text:span text:style-name="T41">Avec l</text:span>e logiciel SmartGit,<text:span text:style-name="T40"> la gestion des versions est facilitée. Chacun peut ainsi travailler sur un point du projet. La création de branche nous permet de réaliser des essaies pour de nouvelles idées, sans influencer la version actuelle. On peut mettre à jour la version sur Github en incluant les modifications apportées aux fichiers grâve à un « Commit Push », et de récupérer cette nouvelle version avec un « Pull ». Le graphisme de SmartGit nous permet d’identifier rapidement quels fichiers ont été modifiés.</text:span></text:p>
      <text:p text:style-name="P36"/>
      <text:p text:style-name="P34"><text:span text:style-name="T19">-</text:span><text:span text:style-name="T2">Gitter </text:span><text:span text:style-name="T36">(gitter.im)</text:span><text:span text:style-name="T27">:</text:span> <text:span text:style-name="T19">c’est forum de discussion. Grâce à un système de chat groupé (ici, pour la promotion POEC-GEN 2017), il nous permet une certaine entraide entre collègues lorsque nous rencontrons des problèmes sur un point dans notre projet (notamment des erreurs de code, et de configuration).</text:span></text:p>
      <text:p text:style-name="P32"/>
      <text:p text:style-name="P40">-GanttProject <text:span text:style-name="T29">2.8.5 </text:span><text:span text:style-name="T38">(ganttproject.biz)</text:span><text:span text:style-name="T27">: </text:span><text:span text:style-name="T29">Ce logiciel </text:span><text:span text:style-name="T30">open-source nous sert pour la gestin de projet.</text:span><text:span text:style-name="T31"> </text:span></text:p>
      <text:p text:style-name="P41"/>
      <text:p text:style-name="P1"/>
      <text:p text:style-name="P29">Front</text:p>
      <text:p text:style-name="P48"/>
      <text:p text:style-name="P62"><text:span text:style-name="T2">-Mockup : PencilProjectPortable</text:span> (portableapps.com/apps/graphics_pictures/pencil-project-portable) <text:span text:style-name="T78">et Adobe Color CC (color.adobe.com)</text:span></text:p>
      <text:p text:style-name="P61">Le mockup à été élaboré sur une version portable du logiciel PencilProject. Ce logiciel à l’avantage de proposer des différents icônes que l’on peut glisser sur un brouillon. La liste des icônes est assez limitée, mais suffisante pour aller à l’essentiel du mockup.</text:p>
      <text:p text:style-name="P63"><text:soft-page-break/>Pour le choix des couleurs, nous avons trouvé comme référence le site Adobe Color CC. Il présente une roue chromatique qui, <text:s/>selon une recherche (harmonie en monochrome, triade, nuances etc.), propose un ensemble de couleur, avec leur équivalent en hexadecimal et en RVB (rouge vert bleu). Dans notre cas, on a choisi l’option Composite.</text:p>
      <text:p text:style-name="P47"/>
      <text:p text:style-name="P47"><text:span text:style-name="T77">-</text:span><text:span text:style-name="T2">CSS</text:span><text:span text:style-name="T3">3</text:span><text:span text:style-name="T15"> (Cascading Style Sheets) et</text:span> <text:span text:style-name="T4">F</text:span><text:span text:style-name="T2">lexbox</text:span>, <text:span text:style-name="T5">système de grilles de Knacss</text:span><text:span text:style-name="T39"> (knacss.com), </text:span><text:span text:style-name="T5">Bootstrap</text:span><text:span text:style-name="T39"> (getbootstrap.com)</text:span></text:p>
      <text:p text:style-name="P42"><text:span text:style-name="T43">Dans un premier temps, le front-end de notre application web était lié au framework</text:span><text:span text:style-name="T32"> Bootstrap . Le lien, inscrit dans le &lt;head&gt; de nos pages html, nous permettait de styliser facilement la polices, la barre de navigation, et les boutons. Nous avons également utilisé les Flexbox </text:span><text:span text:style-name="T33">de CSS3, ainsi que </text:span><text:span text:style-name="T34">le</text:span><text:span text:style-name="T33"> système de grilles de Knacss.</text:span></text:p>
      <text:p text:style-name="P42"/>
      <text:p text:style-name="P46"><text:span text:style-name="T44">-</text:span><text:span text:style-name="T6">Bulma</text:span><text:span text:style-name="T44"> (</text:span><text:a xlink:type="simple" xlink:href="http://bulma.io/" text:style-name="Internet_20_link" text:visited-style-name="Visited_20_Internet_20_Link"><text:span text:style-name="T44">bulma.io</text:span></text:a><text:span text:style-name="T44">)</text:span></text:p>
      <text:p text:style-name="P45">Par la suite, avec l’évolution des connaissances et des compétences des membres de l’équipe, nous avons eu recours à <text:span text:style-name="T27">Bulma</text:span>. Ce framework CSS à l’avantage d’être plus moderne et de se baser sur les flexbox. Nous l’avons intégré à Laravel, le framework <text:span text:style-name="T54">PHP</text:span>.</text:p>
      <text:p text:style-name="P44"/>
      <text:p text:style-name="P43"/>
      <text:p text:style-name="P1"/>
      <text:p text:style-name="P1"/>
      <text:p text:style-name="P29">Back</text:p>
      <text:p text:style-name="P6"/>
      <text:p text:style-name="P52"><text:span text:style-name="T2">L’environnement de développement : </text:span><text:span text:style-name="T11">VirtualBox et Vagrant</text:span></text:p>
      <text:p text:style-name="P52"><text:span text:style-name="T67">(</text:span><text:a xlink:type="simple" xlink:href="http://www.virtualbox.org/" text:style-name="Internet_20_link" text:visited-style-name="Visited_20_Internet_20_Link"><text:span text:style-name="T67">www.virtualbox.org</text:span></text:a><text:span text:style-name="T67">)  (www.vagrantup.com)</text:span></text:p>
      <text:p text:style-name="P9"/>
      <text:p text:style-name="P11">Nous utilisons un environnement virtuel pour développer le projet. Cela nous permet de travailler indépendamment des configurations de nos ordinateurs. <text:span text:style-name="T71">Par exemple notre Machine Virtuelle fonctionne sous Ubuntu alors que nos ordinateurs sont sous Windows.</text:span></text:p>
      <text:p text:style-name="P11">Notre machine virtuelle est composée d<text:span text:style-name="T17">es</text:span> logiciel<text:span text:style-name="T18">s</text:span> VirtualBox <text:span text:style-name="T17">et Vagrant, tous les deux open-source.</text:span></text:p>
      <text:p text:style-name="P11">VirtualBox, <text:span text:style-name="T22">gestionnaire de machines </text:span>publié par Oracle, est le support de notre machine virtuelle.</text:p>
      <text:p text:style-name="P8">L’outil Vagrant nous permet de créer et de gérer cet environnement <text:span text:style-name="T16">virtualisé</text:span>.</text:p>
      <text:p text:style-name="P12">Pourquoi Vagrant ?</text:p>
      <text:p text:style-name="P10">Il permet un gain de temps et limite les contraintes liées aux configurations. Pour cela,</text:p>
      <text:p text:style-name="P10">il automatise de nombreuses tâches, par exemple en regroupant dans un même environnement nos configuration et nos dépendances. </text:p>
      <text:p text:style-name="P13">Il facilite notre travail par sa facilité de configuration, configuration pouvant être partagée entre nos machines virtuelles respectives, que nous travaillant sur Linux, sur Mac OS X, ou sur Windows.</text:p>
      <text:p text:style-name="P13"/>
      <text:p text:style-name="P28">Pour la gestion de notre environnement virtuel, des manipuations de la base de données, nous utilisons les commandes Linux. Personnellement j’utilise l’outil GitShell accessible sur le logiciel Smartgit.</text:p>
      <text:p text:style-name="P13"/>
      <text:p text:style-name="P51"><text:span text:style-name="T46">La </text:span>Base de donnée <text:span text:style-name="T46">(ou BDD), mySQL, JMerise</text:span></text:p>
      <text:p text:style-name="P13"/>
      <text:p text:style-name="P54"/>
      <text:p text:style-name="P55"><text:span text:style-name="T2">J</text:span><text:span text:style-name="T14">M</text:span><text:span text:style-name="T2">erise</text:span> <text:span text:style-name="T68">(</text:span><text:a xlink:type="simple" xlink:href="http://www.jfreesoft.com/JMerise" text:style-name="Internet_20_link" text:visited-style-name="Visited_20_Internet_20_Link"><text:span text:style-name="T68">www.jfreesoft.com/JMerise</text:span></text:a><text:span text:style-name="T68">)</text:span></text:p>
      <text:p text:style-name="P56">Nous utilisons le logiciel J<text:span text:style-name="T76">M</text:span>erise pour modéliser <text:span text:style-name="T70">un</text:span> MCD (<text:span text:style-name="T70">un M</text:span>odèle <text:span text:style-name="T70">C</text:span>onceptuel de <text:span text:style-name="T70">D</text:span>onnée<text:span text:style-name="T70">s</text:span>) pour notre application, <text:span text:style-name="T75">à partir du dictionnaire de données préalablement établi</text:span>. <text:span text:style-name="T69">Ce format schématisé</text:span><text:span text:style-name="T60"> facilite </text:span><text:span text:style-name="T61">le traitement des données lors de la</text:span><text:span text:style-name="T60"> </text:span><text:span text:style-name="T63">conception</text:span><text:span text:style-name="T60"> de </text:span><text:span text:style-name="T61">la BDD. Il facilite la </text:span><text:span text:style-name="T63">mise en place</text:span><text:span text:style-name="T61"> des</text:span><text:span text:style-name="T60"> tables et des éléments qu’elles contiennent, </text:span><text:span text:style-name="T61">notamment</text:span><text:span text:style-name="T60"> en mettant à disposition </text:span><text:span text:style-name="T63">l</text:span><text:span text:style-name="T60">es types </text:span><text:soft-page-break/><text:span text:style-name="T60">de variables pour </text:span><text:span text:style-name="T61">les </text:span><text:span text:style-name="T60">attributs (auto_increment, varchar, date, etc.), </text:span><text:span text:style-name="T63">il propose aussi </text:span><text:span text:style-name="T60">la création d</text:span><text:span text:style-name="T61">e</text:span><text:span text:style-name="T60"> clés primaires et de clés étrangères, ainsi que la </text:span><text:span text:style-name="T62">mise en </text:span><text:span text:style-name="T64">relation avec</text:span><text:span text:style-name="T60"> des cardinalités.</text:span></text:p>
      <text:p text:style-name="P57"><text:span text:style-name="T66">Jmerise génère ensuite le MLD (le Modèle Logique de Données) </text:span><text:span text:style-name="T65">en langage SQL</text:span></text:p>
      <text:p text:style-name="P24"/>
      <text:p text:style-name="P24"><text:span text:style-name="T2">SQL</text:span>(Structures Query Language) :</text:p>
      <text:p text:style-name="P25">Ce langage nous permet de communiquer avec la base de donnée de SOSgalR. On utilise Laravel pour générer des requêtes <text:span text:style-name="T72">plus simplement</text:span></text:p>
      <text:p text:style-name="P22"/>
      <text:p text:style-name="P23"><text:span text:style-name="T73">Système de Gestion de Base de Données : </text:span><text:span text:style-name="T13">MariaDB</text:span><text:span text:style-name="T73"> (mariadb.org)</text:span></text:p>
      <text:p text:style-name="P23"><text:span text:style-name="T73">MariaDB est un fork de </text:span>Mysql, <text:span text:style-name="T73">ce dernier ayant été racheté par l’entreprise Oracle.</text:span></text:p>
      <text:p text:style-name="P26">Il nous permet de stocker des informations dans la BDD, de les mofifier, de les supprimer ou encore de les trier.</text:p>
      <text:p text:style-name="P13"/>
      <text:p text:style-name="P59"/>
      <text:p text:style-name="P60">Le langage serveur : PHP: Hypertext Preprocessor PHP7 orienté objet</text:p>
      <text:p text:style-name="P58"/>
      <text:p text:style-name="P18">Nous avons choisi PHP en raison de son utilisation lors de notre apprentissage, <text:span text:style-name="T74">de sa fréquence d’utilisation, et de sa gratuité.</text:span></text:p>
      <text:p text:style-name="P27">PHP permet de définir comment notre application va se comporte lors de son utilisation. Ce langage de programmation nous permet par exemple d’interprêter les données d’un formulaire de connexion pour donner l’accès ou non au compte personnel d’un utilisateur de notre application.</text:p>
      <text:p text:style-name="P6"/>
      <text:p text:style-name="P17">L<text:span text:style-name="T53">e </text:span><text:span text:style-name="T10">pattern</text:span><text:span text:style-name="T2"> MVC </text:span><text:span text:style-name="T48">(Models, Views, Controllers) </text:span>:</text:p>
      <text:p text:style-name="P16">On utilise une <text:span text:style-name="T52">méthodologie de développement</text:span> MVC.</text:p>
      <text:p text:style-name="P19">Le modèle MVC désigne une architecture découpée en trois parties :</text:p>
      <text:p text:style-name="P19">→ la partie Modèle, <text:span text:style-name="T55">qui comprend l’accès aux données ;</text:span></text:p>
      <text:p text:style-name="P19">→ la partie Vue, <text:span text:style-name="T55">qui s’occupe des interactions avec l’utilisateur du site (présentation de la page, saisie des champs et validation des données</text:span> ;</text:p>
      <text:p text:style-name="P19">→ la partie Contrôleur, <text:span text:style-name="T55">qui s’occupe des liens entre l’utilisateur et les autres composants de l’application</text:span></text:p>
      <text:p text:style-name="P20">[INSERER IMAGE ICI]</text:p>
      <text:p text:style-name="P21"><text:span text:style-name="T56">Ainsi, en séparant les responsabilités dans l’application, ce</text:span> modèle à l’avantage d’accélérer la création de nouveaux fichiers PHP et de réduire les manipulations lors des modifications d’un cham<text:span text:style-name="T56">ps</text:span>. La création de l’application sous un modèle MVC <text:span text:style-name="T57">devient</text:span> de plus en plus rapide à mesure que le nombre de répétition dans le code serveur diminue. En contrepartie, l’architecture de l’application se complexifie.</text:p>
      <text:p text:style-name="P15"/>
      <text:p text:style-name="P18">Le framework <text:span text:style-name="T2">Laravel</text:span> <text:span text:style-name="T45">(laravel.com) </text:span>:</text:p>
      <text:p text:style-name="P14">Pour <text:s/>conception <text:span text:style-name="T47">le code </text:span>de notre application web <text:span text:style-name="T47">plus rapidement</text:span>, nous avons eu recours à un framework PHP <text:span text:style-name="T48">orienté objet : Laravel.</text:span></text:p>
      <text:p text:style-name="P15"/>
      <text:p text:style-name="P7"/>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Sans" svg:font-family="'Fira Sans', 'Source Sans Pro',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07:07:06.678000000</meta:creation-date>
    <meta:generator>LibreOffice/5.3.4.2$Windows_x86 LibreOffice_project/f82d347ccc0be322489bf7da61d7e4ad13fe2ff3</meta:generator>
    <dc:date>2017-09-01T06:57:04.246000000</dc:date>
    <meta:editing-duration>PT5H9M19S</meta:editing-duration>
    <meta:editing-cycles>125</meta:editing-cycles>
    <meta:document-statistic meta:table-count="0" meta:image-count="0" meta:object-count="0" meta:page-count="3" meta:paragraph-count="61" meta:word-count="1212" meta:character-count="7887" meta:non-whitespace-character-count="6731"/>
  </office:meta>
</office:document-meta>
</file>